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400000042A28F59853C845470.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IN Alternate Bold1" svg:font-family="'DIN Alternate Bold'"/>
    <style:font-face style:name="Iowan Old Style Roman1" svg:font-family="'Iowan Old Style Roman'"/>
    <style:font-face style:name="DIN Alternate Bold" svg:font-family="'DIN Alternate Bold'" style:font-pitch="variable"/>
    <style:font-face style:name="Iowan Old Style Roman" svg:font-family="'Iowan Old Style Roman'" style:font-pitch="variable"/>
    <style:font-face style:name="Liberation Sans" svg:font-family="'Liberation Sans'" style:font-pitch="variable"/>
    <style:font-face style:name="Microsoft YaHei" svg:font-family="'Microsoft YaHei'" style:font-pitch="variable"/>
    <style:font-face style:name="Noto Sans Devanagari" svg:font-family="'Noto Sans Devanagari'" style:font-pitch="variable"/>
    <style:font-face style:name="Iowan Old Style Roman2" svg:font-family="'Iowan Old Style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color="#ffffff" draw:textarea-horizontal-align="justify" draw:textarea-vertical-align="middle" draw:auto-grow-height="false" fo:min-height="12.45cm" fo:min-width="15.375cm"/>
    </style:style>
    <style:style style:name="gr2" style:family="graphic" style:parent-style-name="Базовый_5f_1">
      <style:graphic-properties draw:stroke="solid" draw:stroke-dash="Long_20_Dash" svg:stroke-width="0.053cm" svg:stroke-color="#729fcf" draw:marker-start-width="0.279cm" draw:marker-end-width="0.279cm" draw:fill="solid" draw:fill-color="#d4edfb" draw:opacity="100%" draw:opacity-name="" draw:textarea-horizontal-align="justify" draw:textarea-vertical-align="middle" draw:auto-grow-height="false" fo:min-height="8.795cm" fo:min-width="14.26cm" fo:padding-top="0.151cm" fo:padding-bottom="0.151cm" fo:padding-left="0.276cm" fo:padding-right="0.276cm"/>
    </style:style>
    <style:style style:name="gr3"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2"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3"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2"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3" style:family="graphic" style:parent-style-name="objectwithoutfill">
      <style:graphic-properties svg:stroke-color="#ffffff" draw:marker-end="" draw:marker-end-width="0.3cm" draw:fill="none" draw:textarea-vertical-align="middle"/>
    </style:style>
    <style:style style:name="gr24" style:family="graphic">
      <style:graphic-properties style:protect="size"/>
    </style:style>
    <style:style style:name="gr25" style:family="graphic" style:parent-style-name="standard">
      <style:graphic-properties draw:stroke="none" draw:fill-color="#ffffff" draw:textarea-horizontal-align="justify" draw:textarea-vertical-align="middle" draw:auto-grow-height="false" fo:min-height="9.475cm" fo:min-width="15.375cm"/>
    </style:style>
    <style:style style:name="gr26" style:family="graphic" style:parent-style-name="Базовый_5f_1">
      <style:graphic-properties draw:stroke="solid" draw:stroke-dash="Long_20_Dash" svg:stroke-width="0.053cm" svg:stroke-color="#729fcf" draw:marker-start-width="0.279cm" draw:marker-end-width="0.279cm" draw:fill="solid" draw:fill-color="#d4edfb" draw:opacity="100%" draw:opacity-name="" draw:textarea-horizontal-align="justify" draw:textarea-vertical-align="middle" draw:auto-grow-height="false" fo:min-height="5.42cm" fo:min-width="14.42cm" fo:padding-top="0.151cm" fo:padding-bottom="0.151cm" fo:padding-left="0.276cm" fo:padding-right="0.276cm"/>
    </style:style>
    <style:style style:name="gr2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36pt" fo:hyphenate="false"/>
    </style:style>
    <style:style style:name="P8"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9" style:family="paragraph">
      <loext:graphic-properties draw:fill="none"/>
      <style:paragraph-properties fo:text-align="center"/>
    </style:style>
    <style:style style:name="P10"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1" style:family="paragraph">
      <loext:graphic-properties draw:fill="solid" draw:fill-color="#326ce5" draw:opacity="100%"/>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2"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3"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14" style:family="paragraph">
      <loext:graphic-properties draw:fill-color="#ffffff"/>
      <style:paragraph-properties style:writing-mode="lr-tb"/>
    </style:style>
    <style:style style:name="P15" style:family="paragraph">
      <loext:graphic-properties draw:fill-color="#ffffff"/>
      <style:paragraph-properties style:writing-mode="lr-tb"/>
      <style:text-properties fo:font-size="20pt"/>
    </style:style>
    <style:style style:name="T1" style:family="text">
      <style:text-properties fo:font-variant="normal" fo:text-transform="none" fo:color="#ffffff" loext:opacity="100%" style:text-line-through-style="none" style:text-line-through-type="none" style:text-position="0% 100%" style:font-name="DIN Alternate Bold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DIN Alternate Bold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3" style:family="text">
      <style:text-properties fo:color="#ffffff" loext:opacity="100%"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DIN Alternate Bold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15.875cm" svg:height="12.7cm" svg:x="6.685cm" svg:y="1.605cm">
          <text:p/>
          <draw:enhanced-geometry svg:viewBox="0 0 21600 21600" draw:type="rectangle" draw:enhanced-path="M 0 0 L 21600 0 21600 21600 0 21600 0 0 Z N"/>
        </draw:custom-shape>
        <draw:custom-shape draw:style-name="gr2"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3"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4" draw:text-style-name="P5" draw:layer="layout" svg:width="2.31cm" svg:height="0.749cm" svg:x="9.001cm" svg:y="9.525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3"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4" draw:text-style-name="P5" draw:layer="layout" svg:width="2.31cm" svg:height="0.749cm" svg:x="17.993cm" svg:y="9.525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3"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4" draw:text-style-name="P5" draw:layer="layout" svg:width="2.31cm" svg:height="0.749cm" svg:x="13.497cm" svg:y="9.52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5" draw:text-style-name="P6" draw:layer="layout" svg:x1="10.155cm" svg:y1="6.826cm" svg:x2="10.155cm" svg:y2="9.171cm">
            <text:p/>
          </draw:line>
          <draw:custom-shape draw:name="Read_8" draw:style-name="gr6" draw:text-style-name="P8" draw:layer="layout" svg:width="1.444cm" svg:height="0.832cm" draw:transform="rotate (1.5707963267949) translate (9.424cm 8.721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7" draw:text-style-name="P8"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8" draw:text-style-name="P6" draw:layer="layout" svg:x1="19.149cm" svg:y1="6.826cm" svg:x2="19.149cm" svg:y2="9.171cm">
            <text:p/>
          </draw:line>
          <draw:custom-shape draw:name="Read_12" draw:style-name="gr9" draw:text-style-name="P8" draw:layer="layout" svg:width="1.444cm" svg:height="0.832cm" draw:transform="rotate (1.5707963267949) translate (18.418cm 8.721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10" draw:text-style-name="P8"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1" draw:text-style-name="P6" draw:layer="layout" svg:x1="14.621cm" svg:y1="3.344cm" svg:x2="14.621cm" svg:y2="5.689cm">
            <text:p/>
          </draw:line>
          <draw:custom-shape draw:name="Read_13" draw:style-name="gr12" draw:text-style-name="P8" draw:layer="layout" svg:width="1.444cm" svg:height="0.832cm" draw:transform="rotate (1.5707963267949) translate (13.889cm 5.239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3" draw:text-style-name="P8" draw:layer="layout" svg:width="1.505cm" svg:height="0.832cm" draw:transform="rotate (-1.5707963267949) translate (15.353cm 3.76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5" draw:text-style-name="P6" draw:layer="layout" svg:x1="11.489cm" svg:y1="11.565cm" svg:x2="13.156cm" svg:y2="11.172cm">
            <text:p/>
          </draw:line>
          <draw:custom-shape draw:name="Read_14" draw:style-name="gr14" draw:text-style-name="P8" draw:layer="layout" svg:width="1.504cm" svg:height="0.832cm" draw:transform="rotate (0.245742358680802) translate (11.505cm 10.70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5" draw:text-style-name="P8"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5" draw:text-style-name="P6" draw:layer="layout" svg:x1="17.762cm" svg:y1="11.581cm" svg:x2="16.095cm" svg:y2="11.188cm">
            <text:p/>
          </draw:line>
          <draw:custom-shape draw:name="Read_15" draw:style-name="gr16" draw:text-style-name="P8" draw:layer="layout" svg:width="1.504cm" svg:height="0.832cm" draw:transform="rotate (-0.239459173373622) translate (16.303cm 10.339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7" draw:text-style-name="P6" draw:layer="layout" svg:x1="14.556cm" svg:y1="6.827cm" svg:x2="14.556cm" svg:y2="9.172cm">
            <text:p/>
          </draw:line>
          <draw:custom-shape draw:name="Read_16" draw:style-name="gr18" draw:text-style-name="P8" draw:layer="layout" svg:width="1.505cm" svg:height="0.833cm" draw:transform="rotate (1.5707963267949) translate (13.824cm 8.749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19" draw:text-style-name="P8"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0" draw:text-style-name="P9" draw:layer="layout" svg:width="1.33cm" svg:height="1.29cm" svg:x="7.633cm" svg:y="3.821cm">
          <draw:image xlink:href="Pictures/10000E5400000707000006D216741E64C7875B85.svg" xlink:type="simple" xlink:show="embed" xlink:actuate="onLoad" draw:mime-type="image/svg+xml">
            <text:p/>
          </draw:image>
          <draw:image xlink:href="Pictures/100002010000004400000042A28F59853C845470.png" xlink:type="simple" xlink:show="embed" xlink:actuate="onLoad" draw:mime-type="image/png"/>
        </draw:frame>
        <draw:custom-shape draw:style-name="gr21" draw:text-style-name="P11" draw:layer="layout" svg:width="11.43cm" svg:height="1.29cm" svg:x="8.895cm" svg:y="1.905cm">
          <text:p text:style-name="P10"><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2" draw:text-style-name="P13" draw:layer="layout" svg:width="12.17cm" svg:height="0.922cm" svg:x="8.525cm" svg:y="5.721cm" svg:viewBox="0 0 12171 923" draw:points="0,923 892,0 11292,0 12171,923">
          <text:p text:style-name="P12"><text:span text:style-name="T4">DB Proxy/Router (mongos)</text:span></text:p>
        </draw:polygon>
        <draw:line draw:style-name="gr23" draw:text-style-name="P9" draw:layer="layout" svg:x1="7.387cm" svg:y1="14.021cm" svg:x2="21.791cm" svg:y2="14.02cm">
          <text:p/>
        </draw:line>
        <draw:line draw:style-name="gr23" draw:text-style-name="P9" draw:layer="layout" svg:x1="22.257cm" svg:y1="4.78cm" svg:x2="22.257cm" svg:y2="13.67cm">
          <text:p/>
        </draw:line>
        <draw:line draw:style-name="gr23" draw:text-style-name="P9" draw:layer="layout" svg:x1="22.273cm" svg:y1="4.78cm" svg:x2="22.273cm" svg:y2="13.67cm">
          <text:p/>
        </draw:line>
        <presentation:notes draw:style-name="dp2">
          <draw:page-thumbnail draw:style-name="gr24"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5" draw:text-style-name="P1" draw:layer="layout" svg:width="15.875cm" svg:height="9.725cm" svg:x="6.685cm" svg:y="3.175cm">
          <text:p/>
          <draw:enhanced-geometry svg:viewBox="0 0 21600 21600" draw:type="rectangle" draw:enhanced-path="M 0 0 L 21600 0 21600 21600 0 21600 0 0 Z N"/>
        </draw:custom-shape>
        <draw:custom-shape draw:style-name="gr26"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3"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4" draw:text-style-name="P5" draw:layer="layout" svg:width="2.31cm" svg:height="0.749cm" svg:x="9.001cm" svg:y="8.101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3"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4" draw:text-style-name="P5" draw:layer="layout" svg:width="2.31cm" svg:height="0.749cm" svg:x="17.993cm" svg:y="8.101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3"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4" draw:text-style-name="P5" draw:layer="layout" svg:width="2.31cm" svg:height="0.749cm" svg:x="13.497cm" svg:y="8.101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9" draw:layer="layout" svg:width="1.33cm" svg:height="1.29cm" svg:x="7.633cm" svg:y="5.966cm">
          <draw:image xlink:href="Pictures/10000E5400000707000006D216741E64C7875B85.svg" xlink:type="simple" xlink:show="embed" xlink:actuate="onLoad" draw:mime-type="image/svg+xml">
            <text:p/>
          </draw:image>
          <draw:image xlink:href="Pictures/100002010000004400000042A28F59853C845470.png" xlink:type="simple" xlink:show="embed" xlink:actuate="onLoad" draw:mime-type="image/png"/>
        </draw:frame>
        <draw:g draw:name="Группа_14">
          <draw:line draw:name="Линия_17" draw:style-name="gr17" draw:text-style-name="P6" draw:layer="layout" svg:x1="14.574cm" svg:y1="4.912cm" svg:x2="14.574cm" svg:y2="7.748cm">
            <text:p/>
          </draw:line>
          <draw:custom-shape draw:name="Read_17" draw:style-name="gr27" draw:text-style-name="P8" draw:layer="layout" svg:width="1.504cm" svg:height="0.832cm" draw:transform="rotate (1.5707963267949) translate (13.777cm 7.078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28" draw:text-style-name="P8"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8" draw:text-style-name="P6" draw:layer="layout" svg:x1="19.204cm" svg:y1="4.912cm" svg:x2="19.204cm" svg:y2="7.747cm">
            <text:p/>
          </draw:line>
          <draw:custom-shape draw:name="Read_18" draw:style-name="gr29" draw:text-style-name="P8" draw:layer="layout" svg:width="1.446cm" svg:height="0.832cm" draw:transform="rotate (1.5707963267949) translate (18.41cm 7.052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30" draw:text-style-name="P8"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5" draw:text-style-name="P6" draw:layer="layout" svg:x1="10.173cm" svg:y1="4.912cm" svg:x2="10.173cm" svg:y2="7.747cm">
            <text:p/>
          </draw:line>
          <draw:custom-shape draw:name="Read_19" draw:style-name="gr31" draw:text-style-name="P8" draw:layer="layout" svg:width="1.444cm" svg:height="0.832cm" draw:transform="rotate (1.5707963267949) translate (9.376cm 7.052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32" draw:text-style-name="P8"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5" draw:text-style-name="P6" draw:layer="layout" svg:x1="11.489cm" svg:y1="10.141cm" svg:x2="13.156cm" svg:y2="9.748cm">
            <text:p/>
          </draw:line>
          <draw:custom-shape draw:name="Read_20" draw:style-name="gr33" draw:text-style-name="P8" draw:layer="layout" svg:width="1.504cm" svg:height="0.832cm" draw:transform="rotate (0.245742358680802) translate (11.505cm 9.27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4" draw:text-style-name="P8"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5" draw:text-style-name="P6" draw:layer="layout" svg:x1="17.762cm" svg:y1="10.157cm" svg:x2="16.095cm" svg:y2="9.764cm">
            <text:p/>
          </draw:line>
          <draw:custom-shape draw:name="Read_21" draw:style-name="gr35" draw:text-style-name="P8" draw:layer="layout" svg:width="1.504cm" svg:height="0.832cm" draw:transform="rotate (-0.239459173373622) translate (16.303cm 8.91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1" draw:text-style-name="P11" draw:layer="layout" svg:width="11.43cm" svg:height="1.29cm" svg:x="8.894cm" svg:y="3.468cm">
          <text:p text:style-name="P10"><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9" draw:layer="layout" svg:x1="7.285cm" svg:y1="12.594cm" svg:x2="21.89cm" svg:y2="12.594cm">
          <text:p/>
        </draw:line>
        <draw:line draw:style-name="gr23" draw:text-style-name="P9" draw:layer="layout" svg:x1="22.273cm" svg:y1="6.685cm" svg:x2="22.273cm" svg:y2="12.203cm">
          <text:p/>
        </draw:line>
        <presentation:notes draw:style-name="dp2">
          <draw:page-thumbnail draw:style-name="gr24" draw:layer="layout" svg:width="18.624cm" svg:height="10.476cm" svg:x="1.482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IN Alternate Bold1" svg:font-family="'DIN Alternate Bold'"/>
    <style:font-face style:name="Iowan Old Style Roman1" svg:font-family="'Iowan Old Style Roman'"/>
    <style:font-face style:name="DIN Alternate Bold" svg:font-family="'DIN Alternate Bold'" style:font-pitch="variable"/>
    <style:font-face style:name="Iowan Old Style Roman" svg:font-family="'Iowan Old Style Roman'" style:font-pitch="variable"/>
    <style:font-face style:name="Liberation Sans" svg:font-family="'Liberation Sans'" style:font-pitch="variable"/>
    <style:font-face style:name="Microsoft YaHei" svg:font-family="'Microsoft YaHei'" style:font-pitch="variable"/>
    <style:font-face style:name="Noto Sans Devanagari" svg:font-family="'Noto Sans Devanagari'" style:font-pitch="variable"/>
    <style:font-face style:name="Iowan Old Style Roman2" svg:font-family="'Iowan Old Style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1" fo:font-family="'Iowan Old Style Roman'" fo:font-size="32pt" fo:letter-spacing="normal" fo:font-style="normal" fo:text-shadow="none" style:text-underline-style="none" fo:font-weight="normal" style:letter-kerning="true" fo:background-color="transparent"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1" fo:font-family="'Iowan Old Style Roman'" fo:font-size="36pt" fo:letter-spacing="normal" fo:font-style="normal" fo:text-shadow="none" style:text-underline-style="none" fo:font-weight="normal" style:letter-kerning="true" fo:background-color="transparent" style:font-name-asian="Iowan Old Style Roman1" style:font-family-asian="'Iowan Old Style Roman'" style:font-size-asian="36pt" style:font-style-asian="normal" style:font-weight-asian="normal" style:font-name-complex="Iowan Old Style Roman1"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30T12:04:28.830785534</meta:creation-date>
    <dc:date>2020-12-01T01:55:35.173311788</dc:date>
    <meta:editing-duration>PT2M53S</meta:editing-duration>
    <meta:editing-cycles>4</meta:editing-cycles>
    <meta:generator>LibreOffice/7.0.3.1$Linux_X86_64 LibreOffice_project/00$Build-1</meta:generator>
    <meta:document-statistic meta:object-count="100"/>
  </office:meta>
</office:document-meta>
</file>